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48cm" fo:min-width="6.94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draw:fill-color="#000000" draw:textarea-horizontal-align="justify" draw:textarea-vertical-align="middle" draw:auto-grow-height="false" fo:min-height="2.418cm" fo:min-width="6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0.698cm" fo:min-width="6.948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draw:fill-color="#000000" draw:textarea-horizontal-align="justify" draw:textarea-vertical-align="middle" draw:auto-grow-height="false" fo:min-height="2.398cm" fo:min-width="6.9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2.398cm" fo:min-width="6.9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style:text-properties style:font-name="Liberation Mono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text-properties style:font-name="Liberation Mono"/>
    </style:style>
    <style:style style:name="T1" style:family="text">
      <style:text-properties style:font-name="Liberation Mono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1.75cm" svg:x="11.5cm" svg:y="17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2.72cm" svg:x="11.5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1cm" svg:x="11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cm" svg:height="2.7cm" svg:x="11.5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5cm" svg:height="2.7cm" svg:x="11.5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cm" svg:height="2.7cm" svg:x="11.5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5cm" svg:height="2.7cm" svg:x="11.5cm" svg:y="2.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55cm" svg:height="0.89cm" svg:x="7.9cm" svg:y="18.54cm">
          <draw:text-box>
            <text:p text:style-name="P2"><text:span text:style-name="T1">0000:00</text:span><text:span text:style-name="T1">00</text:span></text:p>
          </draw:text-box>
        </draw:frame>
        <draw:frame draw:style-name="gr6" draw:text-style-name="P3" draw:layer="layout" svg:width="3.55cm" svg:height="0.89cm" svg:x="7.901cm" svg:y="16.79cm">
          <draw:text-box>
            <text:p text:style-name="P2"><text:span text:style-name="T1">0000:0400</text:span></text:p>
          </draw:text-box>
        </draw:frame>
        <draw:frame draw:style-name="gr6" draw:text-style-name="P3" draw:layer="layout" svg:width="3.55cm" svg:height="0.89cm" svg:x="7.902cm" svg:y="14.08cm">
          <draw:text-box>
            <text:p text:style-name="P2"><text:span text:style-name="T1">0000:7c</text:span><text:span text:style-name="T1">00</text:span></text:p>
          </draw:text-box>
        </draw:frame>
        <draw:frame draw:style-name="gr6" draw:text-style-name="P3" draw:layer="layout" svg:width="3.55cm" svg:height="0.89cm" svg:x="7.903cm" svg:y="13.06cm">
          <draw:text-box>
            <text:p text:style-name="P2"><text:span text:style-name="T1">0000:7e</text:span><text:span text:style-name="T1">00</text:span></text:p>
          </draw:text-box>
        </draw:frame>
        <draw:frame draw:style-name="gr6" draw:text-style-name="P3" draw:layer="layout" svg:width="3.55cm" svg:height="0.89cm" svg:x="7.904cm" svg:y="10.38cm">
          <draw:text-box>
            <text:p text:style-name="P2"><text:span text:style-name="T1">1000:00</text:span><text:span text:style-name="T1">00</text:span></text:p>
          </draw:text-box>
        </draw:frame>
        <draw:frame draw:style-name="gr6" draw:text-style-name="P3" draw:layer="layout" svg:width="3.55cm" svg:height="0.89cm" svg:x="7.905cm" svg:y="7.66cm">
          <draw:text-box>
            <text:p text:style-name="P2"><text:span text:style-name="T1">2000:0000</text:span></text:p>
          </draw:text-box>
        </draw:frame>
        <draw:frame draw:style-name="gr6" draw:text-style-name="P3" draw:layer="layout" svg:width="3.55cm" svg:height="0.89cm" svg:x="7.906cm" svg:y="4.94cm">
          <draw:text-box>
            <text:p text:style-name="P2"><text:span text:style-name="T1">9000:00</text:span><text:span text:style-name="T1">00</text:span></text:p>
          </draw:text-box>
        </draw:frame>
        <draw:frame draw:style-name="gr6" draw:text-style-name="P3" draw:layer="layout" svg:width="3.55cm" svg:height="0.89cm" svg:x="7.907cm" svg:y="2.28cm">
          <draw:text-box>
            <text:p text:style-name="P2"><text:span text:style-name="T1">9000:9ffe</text:span></text:p>
          </draw:text-box>
        </draw:frame>
        <draw:frame draw:style-name="gr6" draw:text-style-name="P4" draw:layer="layout" svg:width="6.518cm" svg:height="0.962cm" svg:x="12cm" svg:y="17.6cm">
          <draw:text-box>
            <text:p>Interrupt Vector Table</text:p>
          </draw:text-box>
        </draw:frame>
        <draw:frame draw:style-name="gr6" draw:text-style-name="P4" draw:layer="layout" svg:width="3.563cm" svg:height="0.962cm" svg:x="13.5cm" svg:y="13.52cm">
          <draw:text-box>
            <text:p>Bootloader</text:p>
          </draw:text-box>
        </draw:frame>
        <draw:frame draw:style-name="gr7" draw:text-style-name="P4" draw:layer="layout" svg:width="3.5cm" svg:height="1.212cm" svg:x="12.1cm" svg:y="8.45cm">
          <draw:text-box>
            <text:p><text:span text:style-name="T2">Libraries </text:span></text:p>
          </draw:text-box>
        </draw:frame>
        <draw:line draw:style-name="gr8" draw:text-style-name="P5" draw:layer="layout" svg:x1="11.5cm" svg:y1="9.65cm" svg:x2="19cm" svg:y2="9.65cm">
          <text:p/>
        </draw:line>
        <draw:line draw:style-name="gr8" draw:text-style-name="P5" draw:layer="layout" svg:x1="15.25cm" svg:y1="8.1cm" svg:x2="15.25cm" svg:y2="9.65cm">
          <text:p/>
        </draw:line>
        <draw:frame draw:style-name="gr6" draw:text-style-name="P6" draw:layer="layout" svg:width="4.134cm" svg:height="0.878cm" svg:x="13.25cm" svg:y="9.75cm">
          <draw:text-box>
            <text:p><text:span text:style-name="T2">Kernel </text:span><text:span text:style-name="T2">Header</text:span></text:p>
          </draw:text-box>
        </draw:frame>
        <draw:custom-shape draw:style-name="gr3" draw:text-style-name="P1" draw:layer="layout" svg:width="7.5cm" svg:height="1cm" svg:x="20.6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1cm" svg:x="20.6cm" svg:y="9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227cm" svg:height="0.89cm" svg:x="22.35cm" svg:y="9.15cm">
          <draw:text-box>
            <text:p text:style-name="P7"><text:span text:style-name="T1">kernel_main</text:span></text:p>
          </draw:text-box>
        </draw:frame>
        <draw:frame draw:style-name="gr6" draw:text-style-name="P3" draw:layer="layout" svg:width="4.566cm" svg:height="0.89cm" svg:x="22.15cm" svg:y="10.15cm">
          <draw:text-box>
            <text:p text:style-name="P7"><text:span text:style-name="T1">kernel_entry</text:span></text:p>
          </draw:text-box>
        </draw:frame>
        <draw:line draw:style-name="gr9" draw:text-style-name="P5" draw:layer="layout" svg:x1="19.006cm" svg:y1="9.655cm" svg:x2="20.75cm" svg:y2="9.04cm">
          <text:p/>
        </draw:line>
        <draw:line draw:style-name="gr9" draw:text-style-name="P5" draw:layer="layout" svg:x1="18.992cm" svg:y1="10.8cm" svg:x2="21.009cm" svg:y2="11.228cm">
          <text:p/>
        </draw:line>
        <draw:frame draw:style-name="gr10" draw:text-style-name="P4" draw:layer="layout" svg:width="3.7cm" svg:height="1.505cm" svg:x="15.4cm" svg:y="8.45cm">
          <draw:text-box>
            <text:p><text:span text:style-name="T2">Applications </text:span></text:p>
          </draw:text-box>
        </draw:frame>
        <draw:frame draw:style-name="gr10" draw:text-style-name="P4" draw:layer="layout" svg:width="5.9cm" svg:height="1.505cm" svg:x="13.35cm" svg:y="3.65cm">
          <draw:text-box>
            <text:p><text:span text:style-name="T2">System Sta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22:19:35.617419068</meta:creation-date>
    <dc:date>2022-05-30T22:57:38.048086369</dc:date>
    <meta:editing-duration>PT2M20S</meta:editing-duration>
    <meta:editing-cycles>1</meta:editing-cycles>
    <meta:document-statistic meta:object-count="29"/>
    <meta:generator>LibreOffice/7.3.3.2$Linux_X86_64 LibreOffice_project/30$Build-2</meta:generator>
  </office:meta>
</office:document-meta>
</file>